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5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rted-06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SMS Spoofer (buy 1 get 1 free)</text:p>
          </table:table-cell>
          <table:table-cell office:value-type="string" calcext:value-type="string">
            <text:p>Hacking – Phreakin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SAFE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Anon Guide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ISAPPEAR - BIG PACK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cting Your Online Presence 2016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cting Yourself Online For Dummies 2014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DISAPPEAR IN THE USA ★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the Future Privacy Identity &amp; Anonymity on the Web 2012</text:p>
          </table:table-cell>
          <table:table-cell office:value-type="string" calcext:value-type="string">
            <text:p>Anonymity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 Proof Your Life Now The New Cybersecurity Rules 2016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Book of Data Anonymization 2013</text:p>
          </table:table-cell>
          <table:table-cell office:value-type="string" calcext:value-type="string">
            <text:p>Anonymity – 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Privacy Simple Tools to Protect Your Personal Information &amp; Your Identity 2014</text:p>
          </table:table-cell>
          <table:table-cell office:value-type="string" calcext:value-type="string">
            <text:p>Anonymity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 For Sale Protecting Your Personal Data &amp; Privacy Online 2016</text:p>
          </table:table-cell>
          <table:table-cell office:value-type="string" calcext:value-type="string">
            <text:p>Anonymity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Privacy Guide - the Pack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ep the NSA Out of Your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E CHANGING FREE CONSULTATION + EBOOK BYE BYE BIG BROTHER 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Ways to be hidden$$$</text:p>
          </table:table-cell>
          <table:table-cell office:value-type="string" calcext:value-type="string">
            <text:p>Anonymity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ped How to Protect Yourself in a World Full of Scammers Phishers and Identity Thieves 2015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 <text:s/>✵ Cover your shit online &amp; offline</text:p>
          </table:table-cell>
          <table:table-cell office:value-type="string" calcext:value-type="string">
            <text:p>Anonymity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 $$$ FREE $$$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 Email Spoofer</text:p>
          </table:table-cell>
          <table:table-cell office:value-type="string" calcext:value-type="string">
            <text:p>Anonymity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5-Book List: INFOSEC, PRIVACY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s 10 Security Yes but Privacy Please 2015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pear and live free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hange Your Identity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 CAMERA DETECTION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TING FBI SURVEILLANCE</text:p>
          </table:table-cell>
          <table:table-cell office:value-type="string" calcext:value-type="string">
            <text:p>Anonymity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 office:value-type="string" calcext:value-type="string">
            <text:p>Anonymity – 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elete Everything Google Knows About You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 Ways to Know if the Government is Reading Your Email</text:p>
          </table:table-cell>
          <table:table-cell office:value-type="string" calcext:value-type="string">
            <text:p>Anonymity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mart Girls Guide to Privacy Practical Tips for Staying Safe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ity, Privacy, and Security Online</text:p>
          </table:table-cell>
          <table:table-cell office:value-type="string" calcext:value-type="string">
            <text:p>Anonymity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FOR ANONYMOUS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t Protection &amp; Privacy Guide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Media as Surveillance 2016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ible Intruders How to Protect Yourself from Fraudsters 2015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Mistakes which lead to arrest of many darknet users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sources – Contact L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ter Snowden Privacy Secrecy and Security in the Information Age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Safe On The Deep Web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net Nation A Quest for Privacy Security and Freedom 2014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ing from the Internet Eliminating Personal Online Information</text:p>
          </table:table-cell>
          <table:table-cell office:value-type="string" calcext:value-type="string">
            <text:p>Anonymity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chitecture of Privacy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SOCKS-change your IP to help you cash out cvv from any country$$$</text:p>
          </table:table-cell>
          <table:table-cell office:value-type="string" calcext:value-type="string">
            <text:p>Anonymity – Proxie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 ADRESS CHANGER SOFTWARE FOR WINDOW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S PROTECTION ENCRYPTION PACK</text:p>
          </table:table-cell>
          <table:table-cell office:value-type="string" calcext:value-type="string">
            <text:p>Anonymity – Proxi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$$$HOW TO SETUP COMP ANONYMITY$$$</text:p>
          </table:table-cell>
          <table:table-cell table:style-name="ce1" office:value-type="string" calcext:value-type="string">
            <text:p>Anonymity – Proxies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 Ultimate Guide for Anonymous and Secure Internet Usage</text:p>
          </table:table-cell>
          <table:table-cell table:style-name="ce1" office:value-type="string" calcext:value-type="string">
            <text:p>Anonymity – Proxie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netting For Beginners How to Easily Master IP Subnetting 2015</text:p>
          </table:table-cell>
          <table:table-cell office:value-type="string" calcext:value-type="string">
            <text:p>Anonymity – Proxi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 ADRESS CHANGER SOFTWARE FOR MAC O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How To Set up a SOCKS Proxy Using Putty &amp; SSH$$$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otable and Encrypted Whonix VM on 8GB USB Stick+</text:p>
          </table:table-cell>
          <table:table-cell table:style-name="ce1" office:value-type="string" calcext:value-type="string">
            <text:p>Anonymity – Proxi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nonymous Online 2016 with Tor Tails Bitcoin and Writeprints 2016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ymity How to Be Invisible from NSA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 SECURITY PRIVACY + ENCRYPTION PACK</text:p>
          </table:table-cell>
          <table:table-cell office:value-type="string" calcext:value-type="string">
            <text:p>Anonymity – T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y safe with tor MUST HAVE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Middlebox Routing VB VM Traffic Over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Guide to Using Tor privately and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REFOX AND TORBROWSER SETUP FOR EXTREME PRIVACY</text:p>
          </table:table-cell>
          <table:table-cell table:style-name="ce1" office:value-type="string" calcext:value-type="string">
            <text:p>Anonymity – To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NOT TO GET FUCKED - A QUICKSTART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ing a Socks5 With Tor TUTORIA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Guide for Beginners How to Be Anonymous Online 2016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E ADVANCED ONION ROUTER</text:p>
          </table:table-cell>
          <table:table-cell office:value-type="string" calcext:value-type="string">
            <text:p>Anonymity – 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OFFICIAL GUIDE TO TOR, REALLY PRIVATE BROWSING</text:p>
          </table:table-cell>
          <table:table-cell office:value-type="string" calcext:value-type="string">
            <text:p>Anonymity – Tor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- Everything about being Anonymous ( Safety Comes First ) Socks , VPN ,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pn-&gt;tor-&gt;socks</text:p>
          </table:table-cell>
          <table:table-cell table:style-name="ce1" office:value-type="string" calcext:value-type="string">
            <text:p>Anonymity – VPN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for Doble Encryption on TOR + PRIVATORIA.NET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Privacy : BE TOTALY ANONYMOUS VPN, SOCKS,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.me VPN <text:s text:c="2"/>- <text:s text:c="2"/>World's Fastest VPN and Privacy Protection</text:p>
          </table:table-cell>
          <table:table-cell office:value-type="string" calcext:value-type="string">
            <text:p>Anonymity – VPN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 My Ass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VPN FOR MOBILE PHONES !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pn-&gt;tor-&gt;socks</text:p>
          </table:table-cell>
          <table:table-cell table:style-name="ce1" office:value-type="string" calcext:value-type="string">
            <text:p>Anonymity – VPN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apple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▶THE CARDER'S HOLY GRAIL -Antidetect 6.5 -Fraud Browser -Socks5/Proxy+VPN -List of Bins -Worth $550!</text:p>
          </table:table-cell>
          <table:table-cell office:value-type="string" calcext:value-type="string">
            <text:p>Carding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rding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er's University Pack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N ATM SKIMMER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RAUD BIBLE <text:s/>40.000 ITEMS INCLUDED! <text:s/>99% OF ALL guides sold in the market: Carding,Cashout,Paypal,CC,Hacks,Etc</text:p>
          </table:table-cell>
          <table:table-cell office:value-type="string" calcext:value-type="string">
            <text:p>Carding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✪✪✪ ULTIMATE CC TO BTC GUIDE✪✪✪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IDE: CC to BTC Shortest Method (100% suucess rate)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IDE: PAYPAL to BTC Shortest Method (100% suucess rate)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bit Card Cashout! - Instant - Easy - Step by Step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NG - NEW CASHOUT METHOD CC OR PP TO BTC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✪✪✪ ULTIMATE CC TO BTC GUIDE✪✪✪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For Carding &amp; Hacking / 25 guides in 1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SH CARDABLE SITES &amp; METHODS May 2017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✪✪✪ ULTIMATE CC TO BTC GUIDE✪✪✪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★ Complete Video Method CC TO BTC ★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iBlack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CARDING TUTORIALS - APEX COLLECTION - ⟁ (͠≖ ͜ʖ͠≖)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 - University Of Carding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S - ALL HERE - 2016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ly Sold 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♕ CC Cashout 2017 - Money Circle ♕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$$$ Cash Out Credit Cards and Gift Cards to Bitcoin - Video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ith dumps Tuto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+ Hacking Mega Pack---2657 Item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rding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Car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▄▀▄▀▄ <text:s/>Amazon Carding Methods ▄▀▄▀▄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CARDING TUTO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rdin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y Security For Carding, Hacking And General / 25 guides in ONE!!!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rding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y Paypal <text:s/>CVV Cashout</text:p>
          </table:table-cell>
          <table:table-cell office:value-type="string" calcext:value-type="string">
            <text:p>Cardin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About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 Everyday Pack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Guide For NOOBS ----- BASIC To Advanced -------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★ Complete Video Method CC TO BTC ★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List for Cardable Sites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Credit Card VCC Generator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rding - PP or CC To BTC CASHOUT!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 office:value-type="string" calcext:value-type="string">
            <text:p>Carding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2016 Exclusive Carding Pack (203 + 50 Free)</text:p>
          </table:table-cell>
          <table:table-cell office:value-type="string" calcext:value-type="string">
            <text:p>Carding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♕ CC Cashout Using Western Union ♕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n Union -Working Bin List Secret Revealed - <text:s/>Detailed Guide how to convert your CC's to Cash/B</text:p>
          </table:table-cell>
          <table:table-cell office:value-type="string" calcext:value-type="string">
            <text:p>Carding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rding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Pick up any carded items without ID &amp; Name. ★★★ 100% WORKING ★★★ STAY SAFE ★★★ NO POLICE.</text:p>
          </table:table-cell>
          <table:table-cell office:value-type="string" calcext:value-type="string">
            <text:p>Card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BINs - which code for which bank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 broswer for carding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 office:value-type="string" calcext:value-type="string">
            <text:p>Carding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t CC Cashout Method</text:p>
          </table:table-cell>
          <table:table-cell office:value-type="string" calcext:value-type="string">
            <text:p>Carding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rding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x Green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Bypass 3D SECURE - SUCCESS CARDING + BONUS ★★★ 100% WORKING ★★★ CHEAP ★★★ VERY EASY.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 tutorials Big Pack - 230 pages about Carding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Credit Card PSD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rding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Tips for carding safely$$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 to Buy CC CVV2 Fullz Bank logins</text:p>
          </table:table-cell>
          <table:table-cell office:value-type="string" calcext:value-type="string">
            <text:p>Cardin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rdin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eyCard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rding Tutorial (2016)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CC to BTC in 5 Steps - <text:s/>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+ Cashout Guides + AntiDetect 6.5</text:p>
          </table:table-cell>
          <table:table-cell office:value-type="string" calcext:value-type="string">
            <text:p>Cardi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archs Guide (Info on Carding and Cashing out Hacked Paypal A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*Fraud and Refund* 2016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Pack (especially for beginners)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♕ CC Cashout 2017 - Money Circle ♕</text:p>
          </table:table-cell>
          <table:table-cell table:style-name="ce1" office:value-type="string" calcext:value-type="string">
            <text:p>Carding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string" calcext:value-type="string">
            <text:p>Cashing Ou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thdraw CC - MoneyGram - Handwritten Book-Useful for beginners</text:p>
          </table:table-cell>
          <table:table-cell office:value-type="string" calcext:value-type="string">
            <text:p>Cardin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▀ 100% FINGERPRINT &amp; CARDING PROTECTION ▀ AntiDetect v5 + AntiCanvas Premium Plugin + Setup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rding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ke Carding Method 2016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 of BINsWhich Code For Which Bank World Banks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- THE COMPLETE GUIDE TO RECEIVE AND CASHOUT!</text:p>
          </table:table-cell>
          <table:table-cell office:value-type="string" calcext:value-type="string">
            <text:p>Cashing Out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cashout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ou paypal Guid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CASHOUT PAYPAL AN CC INTO BTC + BONUS</text:p>
          </table:table-cell>
          <table:table-cell office:value-type="string" calcext:value-type="string">
            <text:p>Cashing Out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 or CC To BTC Cashout 2016</text:p>
          </table:table-cell>
          <table:table-cell office:value-type="string" calcext:value-type="string">
            <text:p>Cashing Out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17 -How To Buy Bitcoins With Your Credit Card</text:p>
          </table:table-cell>
          <table:table-cell table:style-name="ce1" office:value-type="string" calcext:value-type="string">
            <text:p>Cashing Out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Carding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nient direct CC to BTC Method - Live Tutoring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&amp; PAYPAL to BITCOIN 2016- 10 different methods + BONU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LEAR YOUR CRIMINAL RECORDS ▄▀▄▀▄▀▄▀▄▀▄▀▄▀▄▀▄▀▄▀▄▀▄▀▄▀▄▀</text:p>
          </table:table-cell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ing Criminal 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ke Notes and Fake Currency PSD Templates for $5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COUNTERFEIT MONEY ★▄▀▄▀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Fake Currency Mega Pack with PSD Templates - $1 to $100 - €20 to €100</text:p>
          </table:table-cell>
          <table:table-cell office:value-type="string" calcext:value-type="string">
            <text:p>Counterfeit Currency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FAKE £20 NOTES ★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ke Notes and Fake Currency PSD Templates for €10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ke Notes and Fake Currency PSD Templates for $2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0 $ on alphabay !! - 98 % Double Your Bitcoins in ONE Day ! GUARANTEED! $7000+ in 20 TWENTY MINUTES [BITCOINTHIEF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Earn $1 in Bitcoin a Day on 100% Auto-Pilot ★★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ning Tutori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! -- Double Your Bitcoins x180% in 2 month Ultimate Guide PLUS TUTORIALS --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agazine vol. 1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s to getting bitcoins without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BITCOIN MONEY MAK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The Government Doesn't Want You To Know Abou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racadabra Bitcoin Method | 30-150$ dai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Z BITCOIN ||--MAKE $50+ A DAY--|| REFUND GUARANTEE || EASY TO DO ||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! Double Your Bitcoins In One Day ULTIMATE GUIDE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6 MAKING BITCOINS METHOD - <text:s/>100% WORK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<text:s/>SCREENSHOT PROOF <text:s/>MAKE A MILLION TRADING ALT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Your Bitcoins in ONE Day ! GUARANTEED! (2 in 1) $7000+ in 20 TWENTY MINUTE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oSers Software Megapack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etical and Experimental Methods for Defending Against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s Registry Forensics 2nd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BI HACKING AND FORENSIC TOOLKIT HACK INTO PHONE</text:p>
          </table:table-cell>
          <table:table-cell office:value-type="string" calcext:value-type="string">
            <text:p>Digital Forensic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Androi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Forensics The Primer for Getting Started in Digital Forensics 2nd edition 2015</text:p>
          </table:table-cell>
          <table:table-cell office:value-type="string" calcext:value-type="string">
            <text:p>Digital Forensic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5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Forensics with Open Source Tools 2011</text:p>
          </table:table-cell>
          <table:table-cell office:value-type="string" calcext:value-type="string">
            <text:p>Digital Forensic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Mobil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Triage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Ways Forensics Practitioner's Guide 2014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Python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Network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ng System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Data Forensics Learning Hadoop Investigations 2015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ing Digital Forensic Readiness 2016</text:p>
          </table:table-cell>
          <table:table-cell office:value-type="string" calcext:value-type="string">
            <text:p>Digital Forensic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Computer Forensics and Investigations 5th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Forensics for Network Internet and Cloud Computing 2010</text:p>
          </table:table-cell>
          <table:table-cell office:value-type="string" calcext:value-type="string">
            <text:p>Digital Forensic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ing Electronic Evidence for Trial 2016</text:p>
          </table:table-cell>
          <table:table-cell office:value-type="string" calcext:value-type="string">
            <text:p>Digital Forensi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ent Response and Computer Forensics 3rd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 Forensics Investigation Analysis and Mobile Security for Google Android 2011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NSA HACKING - FORENSIC TOOLKIT ★ + FREE BONUS 11 FBI FORENSIC TOOLS ★ BEST FORENSIC PACK on the Ma</text:p>
          </table:table-cell>
          <table:table-cell office:value-type="string" calcext:value-type="string">
            <text:p>Digital Forensic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Forensics Tracking Hackers through Cyberspace 2012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Windows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Forensics A Workbench 2014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Forensics with Python and Shell Scripting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ware Forensics Field Guide for Linux Systems Digital Forensics Field Guides 2014</text:p>
          </table:table-cell>
          <table:table-cell office:value-type="string" calcext:value-type="string">
            <text:p>Digital Forensic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Forensics Processing and Procedures 2013</text:p>
          </table:table-cell>
          <table:table-cell office:value-type="string" calcext:value-type="string">
            <text:p>Digital Forensic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s Forensic Analysis Toolkit 4th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Venturas Marijuana Manifesto 2016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Chemistry: Genetics, Processing, Potency 2nd Edition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High: Marijuana through the Ag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s Alchemy: The Art of Modern Hashmaking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of Abuse in the Future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★ HOW TO SUCCESSFULLY PASS A DRUG TEST ★★★</text:p>
          </table:table-cell>
          <table:table-cell office:value-type="string" calcext:value-type="string">
            <text:p>Drugs – Gener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book to the Psilocybin Mushrooms of Mexico (1976) - Big D. Unlimited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SYCHEDELIC EXPLORER'S GUIDE - James Fadiman PH.D [PDF] instant auto-delivery LSD DMT PSILOCYBIN</text:p>
          </table:table-cell>
          <table:table-cell office:value-type="string" calcext:value-type="string">
            <text:p>Drugs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ushrooms Around the World: A Scientific Journey Across Cultures and Time - The Case for Challenging Research and Value Systems</text:p>
          </table:table-cell>
          <table:table-cell office:value-type="string" calcext:value-type="string">
            <text:p>Drugs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 Dreams: The Complete Social History of LSD: The CIA, the Sixties, and Beyond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101: Professor Lee's Introduction to Growing Grade A Bud</text:p>
          </table:table-cell>
          <table:table-cell office:value-type="string" calcext:value-type="string">
            <text:p>Drugs – Gener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es: Overview &amp; Reference Guide for Professionals</text:p>
          </table:table-cell>
          <table:table-cell office:value-type="string" calcext:value-type="string">
            <text:p>Drugs – Gener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 Dreams.The Complete Social History of LSD_ The CIA, The Sixties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ahuasca Analoge-Ott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ABI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Business: How to Open and Successfully Run a Marijuana Dispensary and Grow Facility</text:p>
          </table:table-cell>
          <table:table-cell office:value-type="string" calcext:value-type="string">
            <text:p>Drugs – General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endiendo de las drogas[mdma, opio, hongos, cannabis, cocaina, cafe, alcohol]-Escohotado (buy 1 ge</text:p>
          </table:table-cell>
          <table:table-cell office:value-type="string" calcext:value-type="string">
            <text:p>Drugs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hemical Love Story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Smoker's Guidebook: The Easy Way to Identify and Enjoy Marijuana Strains</text:p>
          </table:table-cell>
          <table:table-cell office:value-type="string" calcext:value-type="string">
            <text:p>Drugs – Gener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T: The Spirit Molecule: A Doctor's Revolutionary Research into the Biology of Near-Death and Mystical Experiences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 - Complete Fbi Blotter Microgram Analysis Manual (1987)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, my Problem Child (with pics)-Hofmann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, addiction, and the brain [2014]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L DRUGS <text:s/>+ BONUS !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ahuasca Cookbook Almost Fre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Y HOW TO MAKE MDMA AT HOME GUIDE WITH PICS</text:p>
          </table:table-cell>
          <table:table-cell office:value-type="string" calcext:value-type="string">
            <text:p>Drugs – Productio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ushroom Grower's Guide</text:p>
          </table:table-cell>
          <table:table-cell office:value-type="string" calcext:value-type="string">
            <text:p>Drugs – Produ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hole Drug Manufacturer's Catalo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to Snow collection Amphetamine syntheses etc.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dvanced Laboratory Manual Of Organic Chemistry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100 COOKBOOKS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et Culture Cannabis Growing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 - Secrets of Methamphetamine Manufacture 8th Ed.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Growing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T Extraction Guide</text:p>
          </table:table-cell>
          <table:table-cell office:value-type="string" calcext:value-type="string">
            <text:p>Drugs – Product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phadic_Acid_Anhydrides_-_GB_Patent_0299342</text:p>
          </table:table-cell>
          <table:table-cell office:value-type="string" calcext:value-type="string">
            <text:p>Drugs – Produ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mphetamine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Marijuana For Dummies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MDMA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The Great BIG Narcotics Cookbook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king with Cannabis: Delicious Recipes for Edibles and Everyday Favorites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 Marijuana Now!: An Introductory, Step-by-Step Guide to Growing Cannabis</text:p>
          </table:table-cell>
          <table:table-cell office:value-type="string" calcext:value-type="string">
            <text:p>Drugs – Production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Cheap Drugs at Home (Guide for 17 Most Popular Drugs)</text:p>
          </table:table-cell>
          <table:table-cell office:value-type="string" calcext:value-type="string">
            <text:p>Drugs – Produc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MA Synthes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Pro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GHB [Open Drugs] GHB Manual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DO IT YOURSELF GUIDE PACK 700+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l The First Deadly Blow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ryday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 of Deities and Demons in the Bible, Second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Started With Raspberry Pi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orption_of_nitrous_gas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ifer Rising British Intelligence and the Occult 2016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Photography For Dummies 8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uasion Equation The Subtle Science of Getting Your Way 2015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gleton, Terry (Why Marx was Right)</text:p>
          </table:table-cell>
          <table:table-cell office:value-type="string" calcext:value-type="string">
            <text:p>eBooks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ual Funds For Dummies 7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25 Greatest Science Books of All Time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sing Witch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is Enlargement Exercise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Women Laugh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tar Theory For Dummies 2013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ally Preferable Behavior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ardi, Franco (The Soul At Work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, Jean (The Consumer Society.Myths and Structure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Do I Do That in Photoshop 2016</text:p>
          </table:table-cell>
          <table:table-cell office:value-type="string" calcext:value-type="string">
            <text:p>eBooks – 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zek, Slavoj (For they know not what they do)</text:p>
          </table:table-cell>
          <table:table-cell office:value-type="string" calcext:value-type="string">
            <text:p>eBooks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 Jean Lane, Baudrillard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gile Mind Set Making Agile Processes Work 2015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jesty of Vue.js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ngevity Book The Science of Aging, the Biology of Strength, and the Privilege of Tim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, Jean (For a critique of the political economy of the sign)</text:p>
          </table:table-cell>
          <table:table-cell office:value-type="string" calcext:value-type="string">
            <text:p>eBooks – Oth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- BOMBS, GUN POUDER, DRUGS, and all sort of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11 Synthetic Terror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dow Wars The Secret Struggle for the Middle East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ynich manuscript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ITCOIN MONEY MAKING GUIDE</text:p>
          </table:table-cell>
          <table:table-cell office:value-type="string" calcext:value-type="string">
            <text:p>eBooks – Other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rs The Definitive Visual Guide 2016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iots Guides Zen Doodling 2015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st manifesto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ing for Interaction Crafting the Information Experience 2013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, Jean (Selected Writings)</text:p>
          </table:table-cell>
          <table:table-cell office:value-type="string" calcext:value-type="string">
            <text:p>eBooks – 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thics of Influence Government in the Age of Behavioral 2016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Muscle Exercises Encyclopedia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iots Guides 3D Printing 2015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ing for People Who Hate Managing 2012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t Your Inner Alpha Loose 2015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Lane (88 precepts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steading The Complete Guide to Self Sufficiency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, Jean (The Spirit of Terrorism)</text:p>
          </table:table-cell>
          <table:table-cell office:value-type="string" calcext:value-type="string">
            <text:p>eBooks – 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Classic Books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ide Customizable Image Loading on Android 2016</text:p>
          </table:table-cell>
          <table:table-cell office:value-type="string" calcext:value-type="string">
            <text:p>eBooks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Condition of the Working Class in England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 Futures Life after Capitalism 2016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narchist Cookbook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-04-20-politische-biographie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History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Hardt and Antonio Negri, Empire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Anarch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rn in Secret Freemasonry and the Knights Templar 2013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 Theory For Dummies 3rd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zek, Slavoj (The Plague of Fantasies)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 Nations Indivisible A History of Inequality in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 BOOK 4 (2017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CHQ Puzzl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ass Prepper's Handbook Everything You Need to Know to Prepare Yourself for the Worst 2015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speak Language to Deceive You 2016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pont Blasters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leo-frank-case-watsons-magazine-january-1915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ience of Getting Rich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nd of Science Facing the Limits of Knowledge 2015</text:p>
          </table:table-cell>
          <table:table-cell office:value-type="string" calcext:value-type="string">
            <text:p>eBooks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iots Guides Raspberry Pi 2015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cel Cabl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Course Strategies for Creating Success in College 8th ed 2016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ccumulation of Freedom Writings on Anarchist Economics 2012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Ancient America Archaeoastronomy and the Legacy 2015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lots Against Hitler 2016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 of the Code Living as a Superior Man 201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C Lathe Machining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a Kristeva, The Sense and Non sense of Revolt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Deception 2003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Socialism Utopian and Scientific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x Magica: Secret Signs, Mysterious Symbols, and Hidden Codes of the Illuminati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vi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Dialectics of Nature part</text:p>
          </table:table-cell>
          <table:table-cell office:value-type="string" calcext:value-type="string">
            <text:p>eBooks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orbent Material GB Patent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g Data Driven Business 2015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ight to Hell True Tales of Deviance Debauchery 2015</text:p>
          </table:table-cell>
          <table:table-cell office:value-type="string" calcext:value-type="string">
            <text:p>eBooks – Oth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sts like u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Hardt, Common Wealth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eBooks – 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TEXTBOOKS: Accounting Economics Finance Management &amp; Marketing</text:p>
          </table:table-cell>
          <table:table-cell office:value-type="string" calcext:value-type="string">
            <text:p>eBooks – Other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, Jean (Simulacra and Simulation)</text:p>
          </table:table-cell>
          <table:table-cell office:value-type="string" calcext:value-type="string">
            <text:p>eBooks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 Articles from the German French Yearbooks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ersuade People Who Don't Want to be Persuaded: Get What You Want Every Time!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ing Freedom Exposing the Mad War on Energy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s Lies and the Caliphate 2016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 office:value-type="string" calcext:value-type="string">
            <text:p>eBooks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teels-Bruno-Post-Maoism-Badiou-and-Politics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orbent_Material_-_GB_Patent_0506929. pdf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keeping Kit For Dummies 2012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illard (The Mirror of Production)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iou, Alain, The Communist Hypothesis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58 Sexual Ebooks Pack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lan ACT Premier 2016 with 8 Practice Tests 2015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rida, Jacques (Specters of Marx)</text:p>
          </table:table-cell>
          <table:table-cell office:value-type="string" calcext:value-type="string">
            <text:p>eBooks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The Origin of the Family Private Property and the Stat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z david (Libertarianism Primer)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ath and Knife - Adult Furry Comic - M/M Gay Incest Brothers - wolf boy Yaoi English full color CU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ainst the God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ard Catalog of Winchester Firearms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it Science and the End of Natures Secrets 2015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olve Almost Any Sexual Problem The Easy Way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dern Alpha Male 2014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 Book of Lie Detection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man, John (One World Dictatorship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nquest of Bread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Reasons We’re Glad To Be Men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ian Books - Cards and Other Tricks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ng Metal Parts By Harold Hoffman (Action Book Publishers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ining Design For Business 2013</text:p>
          </table:table-cell>
          <table:table-cell office:value-type="string" calcext:value-type="string">
            <text:p>eBooks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600 iBooks for iPhone &amp; iPad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eBooks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park in the Machine The Science of Acupuncture 2014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ory Econometrics A Modern Approach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s On Mobile App Testing A Guide for Mobile Testers 2015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 Time Relationships The Logic of Lov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Financial Crisis of Our Tim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es, The Peasant Question in France and Germany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 Truth The Tyranny of Illusion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Wiccan Bibl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s, All the, THE IDEA OF COMMUNISM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en on Top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eak and Write German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zimonium How Scam Artists Are Ripping Off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Illegal Collection Of Banned Books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rida, Jacques (Deconstruction and the Possibility of Justice)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husser, Louis For Marx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zek, Slavoj (In Defense of Lost Causes)</text:p>
          </table:table-cell>
          <table:table-cell office:value-type="string" calcext:value-type="string">
            <text:p>eBooks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(Not) to Achive Freedom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gile Consultant Guiding Clients to Enterprise Agility 2016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rite Way to Succeed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Engineering The Art of Human Hacking (ebook)</text:p>
          </table:table-cell>
          <table:table-cell office:value-type="string" calcext:value-type="string">
            <text:p>eBooks – Oth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 Articles from the Labour Standard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ies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Anti Duhring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anama Papers Breaking th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ll Sharpening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azis and the Occult 1989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Worlds and Criminality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o the Lions Mouth The True Story of Dusko Popov 2016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questions about fascism oswald mosley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ide Story Politics Intrigue and Treachery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zek, Slavoj (Living in the End of Times)</text:p>
          </table:table-cell>
          <table:table-cell office:value-type="string" calcext:value-type="string">
            <text:p>eBooks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SIS Hostage One Mans Tru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ggs-Carl-Marxism-Prefigurative-Communism-and-Problem-Workers-Control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ls, Synopsis of Capital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iaV5R7 Prismatic Machining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gue Heroes The History of the SAS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tallurgy Of Antimon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 Me How: 500 Things You Should Know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tough question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 Course The Greatest Collection Of Riddles and Brain Teasers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uring Hitler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actical Guide to Networking Privacy &amp; Security in iOS 9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curity and Privacy in Internet of Things IoTs 2016</text:p>
          </table:table-cell>
          <table:table-cell table:style-name="ce1" office:value-type="string" calcext:value-type="string">
            <text:p>eBooks – Technical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ator Empire Drone Warfare and Full Spectrum Dominance 2016</text:p>
          </table:table-cell>
          <table:table-cell office:value-type="string" calcext:value-type="string">
            <text:p>eBooks – Techn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Guide into learning Photoshop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OS Sierra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ct Your Digital Life The Online Security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10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er Testing Building Quality into Softwa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 for Everyone Advanced Analytics and Graphics 2014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3 for Web Designers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walls Dont Stop Dragons A Step by Step Guide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ments Writing for System Engineer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 SQL Server Always On Availability Groups 2016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 and MySQL Web Development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ial ISC2 Guide to the CISSP-ISSMP CBK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SQL Server DBAs Defending the Datab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ubleshooting with the Windows Sysinternals Tools 2016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for Secret Agen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upervised Deep Learning in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nes Teach an Arduino to Fly 2016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ourmet iOS Developers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services Flexible Software Architect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sh Course for the GMAT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Absolut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real Engine 4 Scripting with C plus plus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 to Code with C sharp 2016</text:p>
          </table:table-cell>
          <table:table-cell office:value-type="string" calcext:value-type="string">
            <text:p>eBooks – Technic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yond jQuery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2D Game Development with Un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ompTIA Cert Guides A+ Cloud Essentials Linux+ Mobility+ Network+ Security+ Serve</text:p>
          </table:table-cell>
          <table:table-cell office:value-type="string" calcext:value-type="string">
            <text:p>eBooks – Technica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ode 6 Start to Finish iOS and OS X Development 2015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ve Analytics The Power to Predict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for Beginners in easy steps Basic Programming for All Age</text:p>
          </table:table-cell>
          <table:table-cell office:value-type="string" calcext:value-type="string">
            <text:p>eBooks – Technic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ture One Pro 9 2016</text:p>
          </table:table-cell>
          <table:table-cell office:value-type="string" calcext:value-type="string">
            <text:p>eBooks – Techn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actical Guide to Networking and Security in iOS 8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sign Type Professional Typograph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ata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Ops A Software Architects Perspective 2015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Programming in Python An Interdisciplinary 2015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e Control of the Mac Command Line with Terminal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Penetration Testing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 From Two to Three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 Dreamweaver Guide - Full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rs To Hack and To Own The Rise of Platform Cooperativism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Security Fundament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Cybersecur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Penetration Testing for Developer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FA Program Curriculum 2017 Level III Volumes 1 to 6 2016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fficial ISC2 Guide to the CCSP CB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an All in One For Dummies 2013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Network Hacks Attack and Defense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ls Angular Postgres and Bootstrap 2nd ed.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Perl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ive Ruby 48 Specific Ways to Write Better Ruby 2014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Wrangling with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 in Fixed and Wireless Network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in Delphi 2014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tial MATLAB for Engineers and Scientists 6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 Unleash Machine Learning Techniques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rating to Swift from Flash and Action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ing Essbase Applications 2015</text:p>
          </table:table-cell>
          <table:table-cell office:value-type="string" calcext:value-type="string">
            <text:p>eBooks – Techn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 Driving JavaScript Applic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e Control of OS 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ming for Android Developers For Dummies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 Modeling and Design Logical Design 5th edition 2011</text:p>
          </table:table-cell>
          <table:table-cell office:value-type="string" calcext:value-type="string">
            <text:p>eBooks – Technica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5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201 Intermediate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CP Systems Security Certified Practitioner All-in-One Exam Guid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n Mobile Apps in Seven Week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TEXTBOOKS: Accounting Economics Finance Management &amp; Marketing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Augmented Real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Learn Python in 24 Hours or Les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t Data Processing with Spark 2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rra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ompTIA Cert Guides A+ Cloud Essentials Linux+ Mobility+ Network+ Security+ Server</text:p>
          </table:table-cell>
          <table:table-cell office:value-type="string" calcext:value-type="string">
            <text:p>eBooks – Technica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for Secret Agent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n RPG with Unity 5.x 2016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Security and Network Forensics 2011</text:p>
          </table:table-cell>
          <table:table-cell office:value-type="string" calcext:value-type="string">
            <text:p>eBooks – Technica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egic Analytics and SAS Using Aggregate Data 2016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asso Easy Image Loading on Android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MASTER JAVASCRIPT ⟁ (͠≖ ͜ʖ͠≖)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rumban Revolution Getting the Most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DIY Drone and Quadcopter Proj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Application Express Administration For DBAs &amp; Developers</text:p>
          </table:table-cell>
          <table:table-cell office:value-type="string" calcext:value-type="string">
            <text:p>eBooks – Technic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inux Command Line Beginner's Guide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 For Kids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 Passive Network Mapping P2NMAP 2015</text:p>
          </table:table-cell>
          <table:table-cell office:value-type="string" calcext:value-type="string">
            <text:p>eBooks – Technic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Ops for Web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e Control of Upgrading to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ng Front end Components with Web Applications 2014</text:p>
          </table:table-cell>
          <table:table-cell office:value-type="string" calcext:value-type="string">
            <text:p>eBooks – Technic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SCP ISC2 Systems Security Certified Practitioner Official Study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Language Explor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essful Analytics Managing Google Analytics 2015</text:p>
          </table:table-cell>
          <table:table-cell office:value-type="string" calcext:value-type="string">
            <text:p>eBooks – Technica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Elixir 1.3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Guides---32 Items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Android Programming with Android Studio 4th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hone For Dummies 10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untu Unleashed 2017</text:p>
          </table:table-cell>
          <table:table-cell office:value-type="string" calcext:value-type="string">
            <text:p>eBooks – Techn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Robotic Projec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ression Analysis Microsoft Excel 2016</text:p>
          </table:table-cell>
          <table:table-cell office:value-type="string" calcext:value-type="string">
            <text:p>eBooks – Technic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VISUALLY macOS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iOS 10 early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ERMINATOR PACK 37,000 ITEMS ▶GUIDES ▶TEMPLATES ▶SOFTWARE ▶E-whore/Pornleech</text:p>
          </table:table-cell>
          <table:table-cell office:value-type="string" calcext:value-type="string">
            <text:p>eWhor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UD SUPER PACK OF BOOK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Frau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Dominos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AMAZON FRAUDING 2016 ⟁ (͠≖ ͜ʖ͠≖)</text:p>
          </table:table-cell>
          <table:table-cell office:value-type="string" calcext:value-type="string">
            <text:p>Frau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Fraud Package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 Tax Refund Method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Unlimited Amazon Gift Cards</text:p>
          </table:table-cell>
          <table:table-cell office:value-type="string" calcext:value-type="string">
            <text:p>Fraud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NET STARTER KIT: MAKE MONEY, FRAUD, MOR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ming LocalBitcoins.com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zilla Mega Pack + Ultimate Fraud Guide + 10GB of Fake IDs, Templates, Bills and More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ming and Social Engineering---130 Items</text:p>
          </table:table-cell>
          <table:table-cell office:value-type="string" calcext:value-type="string">
            <text:p>Frau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shing Pages, Hacking Tools, DDOS Tools and Cracking Tools MEGA-SUPER-GOLDEN PACK!!!</text:p>
          </table:table-cell>
          <table:table-cell office:value-type="string" calcext:value-type="string">
            <text:p>Frau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shing Pages Megapack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er free 'Dominos' Pizza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: Hacking Practical Guide for Beginners</text:p>
          </table:table-cell>
          <table:table-cell office:value-type="string" calcext:value-type="string">
            <text:p>Hacking – Ge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SUPER PACK OF BOOK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: The Ultimate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PENETRATION TESTING (Pentesting) &amp; METASPLOIT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The Beginners Guide to Master The Art of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HACKERS COLLECTION - OVER 15 TUTORIALS ⟁ (͠≖ ͜ʖ͠≖)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 With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and Science of Hacking Any Organization</text:p>
          </table:table-cell>
          <table:table-cell office:value-type="string" calcext:value-type="string">
            <text:p>Hacking – General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Nessus for Penetration Testing 2014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University Computer Hacking and Mobile Hacking 2 2016</text:p>
          </table:table-cell>
          <table:table-cell office:value-type="string" calcext:value-type="string">
            <text:p>Hacking – Gener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D RDP SERVICE (LIFETIME)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etration Testing: A Hands-On Introduction to Hacking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 office:value-type="string" calcext:value-type="string">
            <text:p>Hacking – Gene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ooks of Hacking, Carding and much more</text:p>
          </table:table-cell>
          <table:table-cell office:value-type="string" calcext:value-type="string">
            <text:p>Hacking – General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ost Indepth Hacker's Guide 2015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'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king Security Stopping Next Year's Hackers 2015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Mega Pack---1417 Items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Beginners The Ultimate Guide 2016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Beginners---406 Items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tch Hackers Guide to the Network 2016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or Dummies 5th Edition E-Book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Hacker - Encyclopedia of Cybercri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RA Hackers Collection OVER 10.000 pages of HACKING INFORMATIO</text:p>
          </table:table-cell>
          <table:table-cell office:value-type="string" calcext:value-type="string">
            <text:p>Hacking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 Injection Tool Software Megapack</text:p>
          </table:table-cell>
          <table:table-cell office:value-type="string" calcext:value-type="string">
            <text:p>Hacking – Gener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E-BOOK COLLECTION] HACKING (2,6GB]</text:p>
          </table:table-cell>
          <table:table-cell office:value-type="string" calcext:value-type="string">
            <text:p>Hacking – General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0 Hacking Tutorials (The Best of)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 Playbook: Practical Guide To Penetration Testing</text:p>
          </table:table-cell>
          <table:table-cell office:value-type="string" calcext:value-type="string">
            <text:p>Hacking – Gener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Uber Package (Get UNLIMITED Free Rides + Make $3,000+ a Month as Fake Uber Driver)</text:p>
          </table:table-cell>
          <table:table-cell office:value-type="string" calcext:value-type="string">
            <text:p>Hacking – Mobi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OID HACKS - TRULY OWN YOUR DEVICE</text:p>
          </table:table-cell>
          <table:table-cell office:value-type="string" calcext:value-type="string">
            <text:p>Hacking – Mobi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hone Tips, Tricks, Apps &amp; Hacks - iOS 7</text:p>
          </table:table-cell>
          <table:table-cell office:value-type="string" calcext:value-type="string">
            <text:p>Hacking – Mobi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Application Security The Definitive Guide for Hackers and Developers 2016</text:p>
          </table:table-cell>
          <table:table-cell office:value-type="string" calcext:value-type="string">
            <text:p>Hacking – Mobi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and Securing iOS Applications 2012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Phone Call Spoofer</text:p>
          </table:table-cell>
          <table:table-cell office:value-type="string" calcext:value-type="string">
            <text:p>Hacking – Phreakin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2 intercept or "Hack" a phone call</text:p>
          </table:table-cell>
          <table:table-cell office:value-type="string" calcext:value-type="string">
            <text:p>Hacking – Phreak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and Securing Web Applications 2015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Gmai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LINE POKER CHEATING GUIDE 2016 ▄▀▄▀▄▀▄▀▄▀▄▀▄▀▄▀▄▀▄▀▄▀▄▀▄▀▄▀</text:p>
          </table:table-cell>
          <table:table-cell office:value-type="string" calcext:value-type="string">
            <text:p>Hacking – Webs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Hacking + FREEB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iffers Software Megap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✔ ⟁ WiFi AUTOMATED CRACKER + VIDEO TUTORIAL ⟁ (͠≖ ͜ʖ͠≖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Pentesting Lab for Wireless Networks 2016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xposed Wireless Wireless Security Secrets and Solutions 3rd edition 2015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OLLECTION OF LOCK PICKING BOOKS</text:p>
          </table:table-cell>
          <table:table-cell office:value-type="string" calcext:value-type="string">
            <text:p>Lockpick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ating Electromagnetic Door Locks</text:p>
          </table:table-cell>
          <table:table-cell office:value-type="string" calcext:value-type="string">
            <text:p>Lockpick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s Malware Analysis Essentials 2015</text:p>
          </table:table-cell>
          <table:table-cell office:value-type="string" calcext:value-type="string">
            <text:p>Malware Authorshi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us Builders Software Megapack</text:p>
          </table:table-cell>
          <table:table-cell office:value-type="string" calcext:value-type="string">
            <text:p>Malware Author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ware Rootkits and Botnets A Beginner's Guide 2013</text:p>
          </table:table-cell>
          <table:table-cell office:value-type="string" calcext:value-type="string">
            <text:p>Malware Authorshi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Malware Analysis The Hands On Guide 2012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Malware Analysis 2015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★ CREATE HIGH CREDIT SCORE GHOSTS IN BUREAUS SYSTEMS ★ █ █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 SECRETS PACK - BOOST CREDIT SCORE - ▄▀▄▀▄▀▄▀▄▀▄▀▄▀▄▀▄▀▄▀▄▀▄▀▄▀▄▀GET A NEW CREDIT PROFILE</text:p>
          </table:table-cell>
          <table:table-cell office:value-type="string" calcext:value-type="string">
            <text:p>Modifying Credi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ne Warfare and Lawfare in a Post Heroic Age 2016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 Photoshop CS6 Extended 13.1.2 Portable-64bi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ng Tutorial in German for Beginners!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my - <text:s/>How I Sell $7500 Month Online Without Google or Facebook Ads</text:p>
          </table:table-cell>
          <table:table-cell office:value-type="string" calcext:value-type="string">
            <text:p>Oth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-by-Step Guide to Vanishing Without a Trac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every body is saying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Fuck A Womans Brains Out + How to Get Beautiful Women Into Bed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♕♕ ★★★ HOW TO GET FREE STUFF! ★★★ ♕♕♕</text:p>
          </table:table-cell>
          <table:table-cell office:value-type="string" calcext:value-type="string">
            <text:p>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orials Mega Pack---1630 Item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! Secret Strategy -- OVER 2000$ IN JUST HALF AN HOUR 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Closed Circuit Television (CCTV) Destruc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things you a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G4USB Tutorial GPG</text:p>
          </table:table-cell>
          <table:table-cell office:value-type="string" calcext:value-type="string">
            <text:p>PGP/G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for idiots - Windows only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hanging Files with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K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tional Passport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 Driver License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76 x INDIA (IDENTITY DOCS) + (PROOF OF ADDRESS) / ALMOST FREE 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Packs - Over 11+ GB of Scans, PSDs, Templates, Fakes and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vers License ID Templates - All US States - PSD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 ID BIB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62 x Scans all across EUROPE + USA + AUSTRALI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Guide| Get New Identity birthcert+passport+DL+SS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 First Page GUARANTEED Result in a month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 office:value-type="string" calcext:value-type="string">
            <text:p>SE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★ HOW TO SHIP DRUGS or GUNS STEALTH V.2 ★ 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Safely Super Pack ($2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Transportation/Stealt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Safely Super Pack ($1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Printing Template for Liberator Hand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D Ammunition Guide Almost free (buy 1 get 1 free)</text:p>
          </table:table-cell>
          <table:table-cell office:value-type="string" calcext:value-type="string">
            <text:p>Weaponry &amp; Explosiv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 &amp; FIREARMS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IVAL, MUNITIONS, WEAPONS, COMBAT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 office:value-type="string" calcext:value-type="string">
            <text:p>Weaponry &amp; Explos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munition Handbook Tactics Techniques And Procedures for Munitions Handler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den Street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a lighter gas bomb.rtf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Other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Othe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Oth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Othe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Oth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Oth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Other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ra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Wh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cking – Wireless Netwo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lware Auth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V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unterfeit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Contact L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ansportation/St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rugs – Prod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aponry &amp; Explos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ull Guide to Shoplifting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 office:value-type="string" calcext:value-type="string">
            <text:p>Hacking – Webs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come a MILLIONAIRE in 2017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Autodesk Revit 2018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ackbone.j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Bash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Ceph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Drupal 8 View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Hibernate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Kubernete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OpenLayers 3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PostGI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PostgreSQL 9.6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Redi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Rust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Wireshark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Wireshark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XenApp 2015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ing Yii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 Mining with R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chcraft Toda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yptocurrency –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Contact L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r Makes Everything Better</text:p>
          </table:table-cell>
          <table:table-cell office:value-type="string" calcext:value-type="string">
            <text:p>Drugs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arket Listings</text:p>
          </table:table-cell>
          <table:covered-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Man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'.B$1:.B$1048576];[.B4])" office:value-type="float" office:value="491" calcext:value-type="float">
            <text:p>491</text:p>
          </table:table-cell>
          <table:table-cell table:formula="of:=COUNTIF([$'sorted-06-07'.D$1:.D$1048576];[.B4])" office:value-type="float" office:value="611" calcext:value-type="float">
            <text:p>611</text:p>
          </table:table-cell>
          <table:table-cell table:formula="of:=SUM([.D4]-[.C4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'.B$1:.B$1048576];[.B5])" office:value-type="float" office:value="520" calcext:value-type="float">
            <text:p>520</text:p>
          </table:table-cell>
          <table:table-cell table:formula="of:=COUNTIF([$'sorted-06-07'.D$1:.D$1048576];[.B5])" office:value-type="float" office:value="640" calcext:value-type="float">
            <text:p>640</text:p>
          </table:table-cell>
          <table:table-cell table:formula="of:=SUM([.D5]-[.C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'.B$1:.B$1048576];[.B6])" office:value-type="float" office:value="198" calcext:value-type="float">
            <text:p>198</text:p>
          </table:table-cell>
          <table:table-cell table:formula="of:=COUNTIF([$'sorted-06-07'.D$1:.D$1048576];[.B6])" office:value-type="float" office:value="249" calcext:value-type="float">
            <text:p>249</text:p>
          </table:table-cell>
          <table:table-cell table:formula="of:=SUM([.D6]-[.C6])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'.B$1:.B$1048576];[.B7])" office:value-type="float" office:value="40" calcext:value-type="float">
            <text:p>40</text:p>
          </table:table-cell>
          <table:table-cell table:formula="of:=COUNTIF([$'sorted-06-07'.D$1:.D$1048576];[.B7])" office:value-type="float" office:value="66" calcext:value-type="float">
            <text:p>66</text:p>
          </table:table-cell>
          <table:table-cell table:formula="of:=SUM([.D7]-[.C7]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'.B$1:.B$1048576];[.B8])" office:value-type="float" office:value="19" calcext:value-type="float">
            <text:p>19</text:p>
          </table:table-cell>
          <table:table-cell table:formula="of:=COUNTIF([$'sorted-06-07'.D$1:.D$1048576];[.B8])" office:value-type="float" office:value="38" calcext:value-type="float">
            <text:p>38</text:p>
          </table:table-cell>
          <table:table-cell table:formula="of:=SUM([.D8]-[.C8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'.B$1:.B$1048576];[.B9])" office:value-type="float" office:value="147" calcext:value-type="float">
            <text:p>147</text:p>
          </table:table-cell>
          <table:table-cell table:formula="of:=COUNTIF([$'sorted-06-07'.D$1:.D$1048576];[.B9])" office:value-type="float" office:value="165" calcext:value-type="float">
            <text:p>165</text:p>
          </table:table-cell>
          <table:table-cell table:formula="of:=SUM([.D9]-[.C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'.B$1:.B$1048576];[.B10])" office:value-type="float" office:value="247" calcext:value-type="float">
            <text:p>247</text:p>
          </table:table-cell>
          <table:table-cell table:formula="of:=COUNTIF([$'sorted-06-07'.D$1:.D$1048576];[.B10])" office:value-type="float" office:value="261" calcext:value-type="float">
            <text:p>261</text:p>
          </table:table-cell>
          <table:table-cell table:formula="of:=SUM([.D10]-[.C10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'.B$1:.B$1048576];[.B11])" office:value-type="float" office:value="50" calcext:value-type="float">
            <text:p>50</text:p>
          </table:table-cell>
          <table:table-cell table:formula="of:=COUNTIF([$'sorted-06-07'.D$1:.D$1048576];[.B11])" office:value-type="float" office:value="63" calcext:value-type="float">
            <text:p>63</text:p>
          </table:table-cell>
          <table:table-cell table:formula="of:=SUM([.D11]-[.C1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'.B$1:.B$1048576];[.B12])" office:value-type="float" office:value="40" calcext:value-type="float">
            <text:p>40</text:p>
          </table:table-cell>
          <table:table-cell table:formula="of:=COUNTIF([$'sorted-06-07'.D$1:.D$1048576];[.B12])" office:value-type="float" office:value="53" calcext:value-type="float">
            <text:p>53</text:p>
          </table:table-cell>
          <table:table-cell table:formula="of:=SUM([.D12]-[.C1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'.B$1:.B$1048576];[.B13])" office:value-type="float" office:value="74" calcext:value-type="float">
            <text:p>74</text:p>
          </table:table-cell>
          <table:table-cell table:formula="of:=COUNTIF([$'sorted-06-07'.D$1:.D$1048576];[.B13])" office:value-type="float" office:value="86" calcext:value-type="float">
            <text:p>86</text:p>
          </table:table-cell>
          <table:table-cell table:formula="of:=SUM([.D13]-[.C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'.B$1:.B$1048576];[.B14])" office:value-type="float" office:value="21" calcext:value-type="float">
            <text:p>21</text:p>
          </table:table-cell>
          <table:table-cell table:formula="of:=COUNTIF([$'sorted-06-07'.D$1:.D$1048576];[.B14])" office:value-type="float" office:value="28" calcext:value-type="float">
            <text:p>28</text:p>
          </table:table-cell>
          <table:table-cell table:formula="of:=SUM([.D14]-[.C1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'.B$1:.B$1048576];[.B15])" office:value-type="float" office:value="22" calcext:value-type="float">
            <text:p>22</text:p>
          </table:table-cell>
          <table:table-cell table:formula="of:=COUNTIF([$'sorted-06-07'.D$1:.D$1048576];[.B15])" office:value-type="float" office:value="29" calcext:value-type="float">
            <text:p>29</text:p>
          </table:table-cell>
          <table:table-cell table:formula="of:=SUM([.D15]-[.C1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'.B$1:.B$1048576];[.B16])" office:value-type="float" office:value="24" calcext:value-type="float">
            <text:p>24</text:p>
          </table:table-cell>
          <table:table-cell table:formula="of:=COUNTIF([$'sorted-06-07'.D$1:.D$1048576];[.B16])" office:value-type="float" office:value="30" calcext:value-type="float">
            <text:p>30</text:p>
          </table:table-cell>
          <table:table-cell table:formula="of:=SUM([.D16]-[.C1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'.B$1:.B$1048576];[.B17])" office:value-type="float" office:value="35" calcext:value-type="float">
            <text:p>35</text:p>
          </table:table-cell>
          <table:table-cell table:formula="of:=COUNTIF([$'sorted-06-07'.D$1:.D$1048576];[.B17])" office:value-type="float" office:value="39" calcext:value-type="float">
            <text:p>39</text:p>
          </table:table-cell>
          <table:table-cell table:formula="of:=SUM([.D17]-[.C1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'.B$1:.B$1048576];[.B18])" office:value-type="float" office:value="56" calcext:value-type="float">
            <text:p>56</text:p>
          </table:table-cell>
          <table:table-cell table:formula="of:=COUNTIF([$'sorted-06-07'.D$1:.D$1048576];[.B18])" office:value-type="float" office:value="58" calcext:value-type="float">
            <text:p>58</text:p>
          </table:table-cell>
          <table:table-cell table:formula="of:=SUM([.D18]-[.C1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'.B$1:.B$1048576];[.B19])" office:value-type="float" office:value="49" calcext:value-type="float">
            <text:p>49</text:p>
          </table:table-cell>
          <table:table-cell table:formula="of:=COUNTIF([$'sorted-06-07'.D$1:.D$1048576];[.B19])" office:value-type="float" office:value="50" calcext:value-type="float">
            <text:p>50</text:p>
          </table:table-cell>
          <table:table-cell table:formula="of:=SUM([.D19]-[.C1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'.B$1:.B$1048576];[.B20])" office:value-type="float" office:value="11" calcext:value-type="float">
            <text:p>11</text:p>
          </table:table-cell>
          <table:table-cell table:formula="of:=COUNTIF([$'sorted-06-07'.D$1:.D$1048576];[.B20])" office:value-type="float" office:value="9" calcext:value-type="float">
            <text:p>9</text:p>
          </table:table-cell>
          <table:table-cell table:formula="of:=SUM([.D20]-[.C20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'.B$1:.B$1048576];[.B21])" office:value-type="float" office:value="11" calcext:value-type="float">
            <text:p>11</text:p>
          </table:table-cell>
          <table:table-cell table:formula="of:=COUNTIF([$'sorted-06-07'.D$1:.D$1048576];[.B21])" office:value-type="float" office:value="10" calcext:value-type="float">
            <text:p>10</text:p>
          </table:table-cell>
          <table:table-cell table:formula="of:=SUM([.D21]-[.C21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'.B$1:.B$1048576];[.B22])" office:value-type="float" office:value="35" calcext:value-type="float">
            <text:p>35</text:p>
          </table:table-cell>
          <table:table-cell table:formula="of:=COUNTIF([$'sorted-06-07'.D$1:.D$1048576];[.B22])" office:value-type="float" office:value="34" calcext:value-type="float">
            <text:p>34</text:p>
          </table:table-cell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'.B$1:.B$1048576];[.B23])" office:value-type="float" office:value="29" calcext:value-type="float">
            <text:p>29</text:p>
          </table:table-cell>
          <table:table-cell table:formula="of:=COUNTIF([$'sorted-06-07'.D$1:.D$1048576];[.B23])" office:value-type="float" office:value="27" calcext:value-type="float">
            <text:p>27</text:p>
          </table:table-cell>
          <table:table-cell table:formula="of:=SUM([.D23]-[.C23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'.B$1:.B$1048576];[.B24])" office:value-type="float" office:value="17" calcext:value-type="float">
            <text:p>17</text:p>
          </table:table-cell>
          <table:table-cell table:formula="of:=COUNTIF([$'sorted-06-07'.D$1:.D$1048576];[.B24])" office:value-type="float" office:value="15" calcext:value-type="float">
            <text:p>15</text:p>
          </table:table-cell>
          <table:table-cell table:formula="of:=SUM([.D24]-[.C24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'.B$1:.B$1048576];[.B25])" office:value-type="float" office:value="9" calcext:value-type="float">
            <text:p>9</text:p>
          </table:table-cell>
          <table:table-cell table:formula="of:=COUNTIF([$'sorted-06-07'.D$1:.D$1048576];[.B25])" office:value-type="float" office:value="5" calcext:value-type="float">
            <text:p>5</text:p>
          </table:table-cell>
          <table:table-cell table:formula="of:=SUM([.D25]-[.C25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'.B$1:.B$1048576];[.B26])" office:value-type="float" office:value="17" calcext:value-type="float">
            <text:p>17</text:p>
          </table:table-cell>
          <table:table-cell table:formula="of:=COUNTIF([$'sorted-06-07'.D$1:.D$1048576];[.B26])" office:value-type="float" office:value="13" calcext:value-type="float">
            <text:p>13</text:p>
          </table:table-cell>
          <table:table-cell table:formula="of:=SUM([.D26]-[.C26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'.B$1:.B$1048576];[.B27])" office:value-type="float" office:value="25" calcext:value-type="float">
            <text:p>25</text:p>
          </table:table-cell>
          <table:table-cell table:formula="of:=COUNTIF([$'sorted-06-07'.D$1:.D$1048576];[.B27])" office:value-type="float" office:value="21" calcext:value-type="float">
            <text:p>21</text:p>
          </table:table-cell>
          <table:table-cell table:formula="of:=SUM([.D27]-[.C27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'.B$1:.B$1048576];[.B28])" office:value-type="float" office:value="16" calcext:value-type="float">
            <text:p>16</text:p>
          </table:table-cell>
          <table:table-cell table:formula="of:=COUNTIF([$'sorted-06-07'.D$1:.D$1048576];[.B28])" office:value-type="float" office:value="11" calcext:value-type="float">
            <text:p>11</text:p>
          </table:table-cell>
          <table:table-cell table:formula="of:=SUM([.D28]-[.C28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'.B$1:.B$1048576];[.B29])" office:value-type="float" office:value="108" calcext:value-type="float">
            <text:p>108</text:p>
          </table:table-cell>
          <table:table-cell table:formula="of:=COUNTIF([$'sorted-06-07'.D$1:.D$1048576];[.B29])" office:value-type="float" office:value="102" calcext:value-type="float">
            <text:p>102</text:p>
          </table:table-cell>
          <table:table-cell table:formula="of:=SUM([.D29]-[.C29]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'.B$1:.B$1048576];[.B30])" office:value-type="float" office:value="11" calcext:value-type="float">
            <text:p>11</text:p>
          </table:table-cell>
          <table:table-cell table:formula="of:=COUNTIF([$'sorted-06-07'.D$1:.D$1048576];[.B30])" office:value-type="float" office:value="3" calcext:value-type="float">
            <text:p>3</text:p>
          </table:table-cell>
          <table:table-cell table:formula="of:=SUM([.D30]-[.C30])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'.B$1:.B$1048576];[.B31])" office:value-type="float" office:value="56" calcext:value-type="float">
            <text:p>56</text:p>
          </table:table-cell>
          <table:table-cell table:formula="of:=COUNTIF([$'sorted-06-07'.D$1:.D$1048576];[.B31])" office:value-type="float" office:value="45" calcext:value-type="float">
            <text:p>45</text:p>
          </table:table-cell>
          <table:table-cell table:formula="of:=SUM([.D31]-[.C31])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'.B$1:.B$1048576];[.B32])" office:value-type="float" office:value="278" calcext:value-type="float">
            <text:p>278</text:p>
          </table:table-cell>
          <table:table-cell table:formula="of:=COUNTIF([$'sorted-06-07'.D$1:.D$1048576];[.B32])" office:value-type="float" office:value="264" calcext:value-type="float">
            <text:p>264</text:p>
          </table:table-cell>
          <table:table-cell table:formula="of:=SUM([.D32]-[.C32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'.B$1:.B$1048576];[.B33])" office:value-type="float" office:value="57" calcext:value-type="float">
            <text:p>57</text:p>
          </table:table-cell>
          <table:table-cell table:formula="of:=COUNTIF([$'sorted-06-07'.D$1:.D$1048576];[.B33])" office:value-type="float" office:value="41" calcext:value-type="float">
            <text:p>41</text:p>
          </table:table-cell>
          <table:table-cell table:formula="of:=SUM([.D33]-[.C33])" office:value-type="float" office:value="-16" calcext:value-type="float">
            <text:p>-16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'.B$1:.B$1048576];[.B34])" office:value-type="float" office:value="201" calcext:value-type="float">
            <text:p>201</text:p>
          </table:table-cell>
          <table:table-cell table:formula="of:=COUNTIF([$'sorted-06-07'.D$1:.D$1048576];[.B34])" office:value-type="float" office:value="185" calcext:value-type="float">
            <text:p>185</text:p>
          </table:table-cell>
          <table:table-cell table:formula="of:=SUM([.D34]-[.C34]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'.B$1:.B$1048576];[.B35])" office:value-type="float" office:value="223" calcext:value-type="float">
            <text:p>223</text:p>
          </table:table-cell>
          <table:table-cell table:formula="of:=COUNTIF([$'sorted-06-07'.D$1:.D$1048576];[.B35])" office:value-type="float" office:value="201" calcext:value-type="float">
            <text:p>201</text:p>
          </table:table-cell>
          <table:table-cell table:formula="of:=SUM([.D35]-[.C35])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'.B$1:.B$1048576];[.B36])" office:value-type="float" office:value="123" calcext:value-type="float">
            <text:p>123</text:p>
          </table:table-cell>
          <table:table-cell table:formula="of:=COUNTIF([$'sorted-06-07'.D$1:.D$1048576];[.B36])" office:value-type="float" office:value="90" calcext:value-type="float">
            <text:p>90</text:p>
          </table:table-cell>
          <table:table-cell table:formula="of:=SUM([.D36]-[.C36])"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'.B$1:.B$1048576];[.B37])" office:value-type="float" office:value="770" calcext:value-type="float">
            <text:p>770</text:p>
          </table:table-cell>
          <table:table-cell table:formula="of:=COUNTIF([$'sorted-06-07'.D$1:.D$1048576];[.B37])" office:value-type="float" office:value="704" calcext:value-type="float">
            <text:p>704</text:p>
          </table:table-cell>
          <table:table-cell table:formula="of:=SUM([.D37]-[.C37])" office:value-type="float" office:value="-66" calcext:value-type="float">
            <text:p>-66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'.B$1:.B$1048576];[.B38])" office:value-type="float" office:value="394" calcext:value-type="float">
            <text:p>394</text:p>
          </table:table-cell>
          <table:table-cell table:formula="of:=COUNTIF([$'sorted-06-07'.D$1:.D$1048576];[.B38])" office:value-type="float" office:value="178" calcext:value-type="float">
            <text:p>178</text:p>
          </table:table-cell>
          <table:table-cell table:formula="of:=SUM([.D38]-[.C38])" office:value-type="float" office:value="-216" calcext:value-type="float">
            <text:p>-216</text:p>
          </table:table-cell>
        </table:table-row>
      </table:table>
      <table:named-expressions/>
      <table:database-ranges>
        <table:database-range table:name="__Anonymous_Sheet_DB__0" table:target-range-address="'sorted-06-07'.A1:'sorted-06-07'.D4425"/>
        <table:database-range table:name="__Anonymous_Sheet_DB__1" table:target-range-address="Sheet2.B3:Sheet2.E3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1:30:30.17111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7T23:40:05.098854412</dc:date>
    <meta:editing-duration>PT48M23S</meta:editing-duration>
    <meta:editing-cycles>5</meta:editing-cycles>
    <meta:generator>LibreOffice/6.4.3.2$Linux_X86_64 LibreOffice_project/40$Build-2</meta:generator>
    <meta:document-statistic meta:table-count="2" meta:cell-count="17845" meta:object-count="0"/>
  </office:meta>
</office:document-meta>
</file>